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>
        <style:tab-stops>
          <style:tab-stop style:position="10.322cm"/>
        </style:tab-stops>
      </style:paragraph-properties>
      <style:text-properties fo:font-size="13pt" fo:font-weight="bold" officeooo:paragraph-rsid="0004c142" style:font-size-asian="13pt" style:font-weight-asian="bold" style:font-size-complex="13pt" style:font-weight-complex="bold"/>
    </style:style>
    <style:style style:name="P2" style:family="paragraph" style:parent-style-name="Standard">
      <style:paragraph-properties fo:margin-top="0cm" fo:margin-bottom="0cm" style:contextual-spacing="false"/>
      <style:text-properties officeooo:paragraph-rsid="0004c142"/>
    </style:style>
    <style:style style:name="P3" style:family="paragraph" style:parent-style-name="Standard">
      <style:paragraph-properties fo:margin-top="0cm" fo:margin-bottom="0cm" style:contextual-spacing="false"/>
      <style:text-properties fo:font-size="13pt" fo:font-weight="bold" officeooo:paragraph-rsid="0004c142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top="0cm" fo:margin-bottom="0cm" style:contextual-spacing="false"/>
      <style:text-properties fo:font-size="13pt" fo:font-weight="bold" officeooo:paragraph-rsid="00055394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top="0cm" fo:margin-bottom="0cm" style:contextual-spacing="false"/>
      <style:text-properties fo:font-size="13pt" fo:font-weight="bold" officeooo:rsid="0004c142" officeooo:paragraph-rsid="0004c142" style:font-size-asian="13pt" style:font-weight-asian="bold" style:font-size-complex="13pt" style:font-weight-complex="bold"/>
    </style:style>
    <style:style style:name="P6" style:family="paragraph" style:parent-style-name="Standard">
      <style:paragraph-properties fo:margin-top="0cm" fo:margin-bottom="0cm" style:contextual-spacing="false"/>
      <style:text-properties fo:font-size="13pt" fo:font-weight="normal" officeooo:rsid="0004c142" officeooo:paragraph-rsid="0004c142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margin-top="0cm" fo:margin-bottom="0cm" style:contextual-spacing="false">
        <style:tab-stops>
          <style:tab-stop style:position="10.322cm"/>
        </style:tab-stops>
      </style:paragraph-properties>
      <style:text-properties fo:font-size="13pt" fo:font-weight="normal" officeooo:rsid="0004c142" officeooo:paragraph-rsid="0004c142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margin-top="0cm" fo:margin-bottom="0cm" style:contextual-spacing="false">
        <style:tab-stops>
          <style:tab-stop style:position="10.322cm"/>
        </style:tab-stops>
      </style:paragraph-properties>
      <style:text-properties fo:font-size="13pt" fo:font-weight="normal" officeooo:paragraph-rsid="0004c142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margin-top="0cm" fo:margin-bottom="0cm" style:contextual-spacing="false"/>
      <style:text-properties fo:font-size="13pt" fo:font-weight="normal" officeooo:paragraph-rsid="0004c142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margin-top="0cm" fo:margin-bottom="0cm" style:contextual-spacing="false"/>
      <style:text-properties fo:font-size="16pt" fo:font-weight="bold" officeooo:rsid="0004c142" officeooo:paragraph-rsid="0004c142" style:font-size-asian="16pt" style:font-weight-asian="bold" style:font-size-complex="16pt" style:font-weight-complex="bold"/>
    </style:style>
    <style:style style:name="T1" style:family="text">
      <style:text-properties fo:font-size="13pt" fo:font-weight="normal" style:font-size-asian="13pt" style:font-weight-asian="normal" style:font-size-complex="13pt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4c142" style:font-weight-asian="normal" style:font-weight-complex="normal"/>
    </style:style>
    <style:style style:name="T5" style:family="text">
      <style:text-properties fo:font-weight="normal" officeooo:rsid="00055394" style:font-weight-asian="normal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04c142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055394" style:font-size-asian="12pt" style:font-weight-asian="normal" style:font-size-complex="12pt" style:font-weight-complex="normal"/>
    </style:style>
    <style:style style:name="T9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0" style:family="text">
      <style:text-properties fo:font-size="10.5pt" fo:font-weight="normal" officeooo:rsid="0004c142" style:font-size-asian="10.5pt" style:font-weight-asian="normal" style:font-size-complex="10.5pt" style:font-weight-complex="normal"/>
    </style:style>
    <style:style style:name="T11" style:family="text">
      <style:text-properties fo:font-size="10.5pt" fo:font-weight="normal" officeooo:rsid="00055394" style:font-size-asian="10.5pt" style:font-weight-asian="normal" style:font-size-complex="10.5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éférences :</text:p>
      <text:p text:style-name="P6"/>
      <text:p text:style-name="P5">Général : (David et Marc-André)</text:p>
      <text:p text:style-name="P2"><text:a xlink:type="simple" xlink:href="http://www.jeanphilippepernin.net/ressources/1.%20technologie%20informatique/presentations/peripherique%20de%20stockage.pdf"><text:span text:style-name="T1">http://www.jeanphilippepernin.net/ressources/1.%20technologie%20informatique/presentations/peripherique%20de%20stockage.pdf</text:span></text:a></text:p>
      <text:p text:style-name="P6">-Description des périphérique de stockage</text:p>
      <text:p text:style-name="P8"/>
      <text:p text:style-name="P1"><text:a xlink:type="simple" xlink:href="http://fr.wikipedia.org/wiki/Support_d%27information#Support_de_l.27information"><text:span text:style-name="T4">http://fr.wikipedia.org/wiki/Support_d%27information#Support_de_l.27information</text:span></text:a></text:p>
      <text:p text:style-name="P7">-Explication des supports d'informations</text:p>
      <text:p text:style-name="P7">-différence entre le support et le périphérique</text:p>
      <text:p text:style-name="P6"/>
      <text:p text:style-name="P2"><text:a xlink:type="simple" xlink:href="http://www.anael.eu/bts_ig/AMSI/Chapitre_8_-_Les_peripheriques_de_stockage.pdf"><text:span text:style-name="Internet_20_link"><text:span text:style-name="T1">http://www.anael.eu/bts_ig/AMSI/Chapitre_8_-_Les_peripheriques_de_stockage.pdf</text:span></text:span></text:a></text:p>
      <text:p text:style-name="P9">- Histoire HDD, CD, DVD, Casette, Blu-ray, SSD<text:line-break/>- RAID<text:line-break/>- La « Super-résolution »<text:line-break/>- Carte/Ruban perforé</text:p>
      <text:p text:style-name="P9"/>
      <text:p text:style-name="P2"><text:a xlink:type="simple" xlink:href="http://www.patrick-roch.com/ingemeca/docs/_Genie_Informatique/Technologies%20des%20composants/P%E9riph%E9riques%20de%20stockage/P%E9riph%E9riques%20de%20stockagemagn%E9tiqueetoptique.PDF"><text:span text:style-name="Internet_20_link"><text:span text:style-name="T1">http://www.patrick-roch.com/ingemeca/docs/_Genie_Informatique/Technologies%20des%20composants/P%E9riph%E9riques%20de%20stockage/P%E9riph%E9riques%20de%20stockage%20magn%E9tique%20et%20optique.PDF</text:span></text:span></text:a></text:p>
      <text:p text:style-name="P9">- Histoire HDD<text:line-break/>- Stockage Holographique (futur)</text:p>
      <text:p text:style-name="P2"><text:a xlink:type="simple" xlink:href="http://fr.wikipedia.org/wiki/Disque_dur"><text:span text:style-name="T1"/></text:a></text:p>
      <text:p text:style-name="P2"><text:a xlink:type="simple" xlink:href="http://fr.wikipedia.org/wiki/Disque_dur"><text:span text:style-name="Internet_20_link"><text:span text:style-name="T1">http://fr.wikipedia.org/wiki/Disque_dur</text:span></text:span></text:a></text:p>
      <text:p text:style-name="P9">- Histoire HDD<text:line-break/>- Fonctionnement HDD<text:line-break/>- Formats<text:line-break/>- Interface HDD<text:line-break/>- Mécanique<text:line-break/>- Disque Dur Hybride</text:p>
      <text:p text:style-name="P2"><text:a xlink:type="simple" xlink:href="http://fr.wikipedia.org/wiki/Solid_State_Drive"><text:span text:style-name="T1"/></text:a></text:p>
      <text:p text:style-name="P2"><text:a xlink:type="simple" xlink:href="http://fr.wikipedia.org/wiki/Solid_State_Drive"><text:span text:style-name="Internet_20_link"><text:span text:style-name="T1">http://fr.wikipedia.org/wiki/Solid_State_Drive</text:span></text:span></text:a></text:p>
      <text:p text:style-name="P9">- Histoire SSD<text:line-break/>- TRIM<text:line-break/>- <text:s/><text:span text:style-name="T2">Single Level Cell</text:span> (SLC), <text:span text:style-name="T2">Multi Level Cell</text:span> (MLC) et <text:span text:style-name="T2">Triple Level Cell</text:span> (TLC)<text:line-break/>- Formes de SSD</text:p>
      <text:p text:style-name="P9"/>
      <text:p text:style-name="P2"><text:a xlink:type="simple" xlink:href="http://www.storagenewsletter.com/news/disk/history-first-hdd-ibm-ramac-350"><text:span text:style-name="Internet_20_link"><text:span text:style-name="T1">http://www.storagenewsletter.com/news/disk/history-first-hdd-ibm-ramac-350</text:span></text:span></text:a></text:p>
      <text:p text:style-name="P9">- Ancien périphérique de stockage IBM (Ramac)</text:p>
      <text:p text:style-name="P9"/>
      <text:p text:style-name="P2"><text:a xlink:type="simple" xlink:href="http://blog.octo.com/cloud-computing-risques-juridiques/"><text:span text:style-name="Internet_20_link"><text:span text:style-name="T1">http://blog.octo.com/cloud-computing-risques-juridiques/</text:span></text:span></text:a></text:p>
      <text:p text:style-name="P9">- Désavantages du «Cloud Computing» (Point de vue juridique)</text:p>
      <text:p text:style-name="P9"/>
      <text:p text:style-name="P2"><text:a xlink:type="simple" xlink:href="http://www.cegid.fr/le-cloud-computingbr2-enjeux-et-points-de-vigilance/r1-3503.aspx"><text:span text:style-name="Internet_20_link"><text:span text:style-name="T1">http://www.cegid.fr/le-cloud-computingbr2-enjeux-et-points-de-vigilance/r1-3503.aspx</text:span></text:span></text:a></text:p>
      <text:p text:style-name="P9">- Avantages et désaventages du Cloud Computing</text:p>
      <text:p text:style-name="P9"><text:soft-page-break/></text:p>
      <text:p text:style-name="P2"><text:a xlink:type="simple" xlink:href="http://www.blogpme.fr/10-inconvenients-du-cloud-computing-pour-les-pme/"><text:span text:style-name="Internet_20_link"><text:span text:style-name="T1">http://www.blogpme.fr/10-inconvenients-du-cloud-computing-pour-les-pme/</text:span></text:span></text:a></text:p>
      <text:p text:style-name="P6">- Désavantages du « Cloud Computing » (Point de vue Général pour PME)</text:p>
      <text:p text:style-name="P6"/>
      <text:p text:style-name="P5">CLOUD COMPUTING : (Karyne)</text:p>
      <text:p text:style-name="P2"><text:a xlink:type="simple" xlink:href="http://www.direccte.gouv.fr/IMG/pdf/Monographie_cloud_computing.pdf"><text:span text:style-name="T1">http://www.direccte.gouv.fr/IMG/pdf/Monographie_cloud_computing.pdf</text:span></text:a></text:p>
      <text:p text:style-name="P2"><text:a xlink:type="simple" xlink:href="http://www.wygwam.com/documents/cloud-computing.pdf"><text:span text:style-name="T1">http://www.wygwam.com/documents/cloud-computing.pdf</text:span></text:a></text:p>
      <text:p text:style-name="P2"><text:a xlink:type="simple" xlink:href="http://www.cloudmagazine.fr/dotclear/public/livreblanc_cloud_v1.pdf"><text:span text:style-name="T1">http://www.cloudmagazine.fr/dotclear/public/livreblanc_cloud_v1.pdf</text:span></text:a></text:p>
      <text:p text:style-name="P2"><text:a xlink:type="simple" xlink:href="http://www.us-cert.gov/sites/default/files/publications/CloudComputingHuthCebula.pdf"><text:span text:style-name="T1">http://www.us-cert.gov/sites/default/files/publications/CloudComputingHuthCebula.pdf</text:span></text:a></text:p>
      <text:p text:style-name="P3"><text:a xlink:type="simple" xlink:href="http://www.clusif.asso.fr/fr/production/ouvrages/pdf/clusif-cloud-2010-securite.pdf"><text:span text:style-name="T4">http://www.clusif.asso.fr/fr/production/ouvrages/pdf/clusif-cloud-2010-securite.pdf</text:span></text:a></text:p>
      <text:p text:style-name="P3"><text:span text:style-name="T4"/></text:p>
      <text:p text:style-name="P4"><text:span text:style-name="T5">L'après Cloud</text:span></text:p>
      <text:p text:style-name="P4"><text:a xlink:type="simple" xlink:href="http://fr.slideshare.net/innotech_conference/what-is-after-cloud-computing"><text:span text:style-name="T5">http://fr.slideshare.net/innotech_conference/what-is-after-cloud-computing</text:span></text:a></text:p>
      <text:p text:style-name="P4"><text:span text:style-name="T5">- Bonne description du Cloud</text:span></text:p>
      <text:p text:style-name="P4"><text:span text:style-name="T5">- Vision d'avenir intéressa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da </meta:initial-creator>
    <meta:creation-date>2013-04-12T02:51:04</meta:creation-date>
    <dc:date>2013-04-13T17:15:02</dc:date>
    <dc:creator>Dada </dc:creator>
    <meta:editing-duration>P0D</meta:editing-duration>
    <meta:editing-cycles>2</meta:editing-cycles>
    <meta:generator>LibreOffice/3.6$Linux_x86 LibreOffice_project/360m1$Build-2</meta:generator>
    <meta:document-statistic meta:table-count="0" meta:image-count="0" meta:object-count="0" meta:page-count="2" meta:paragraph-count="33" meta:word-count="155" meta:character-count="2117" meta:non-whitespace-character-count="1994"/>
  </office:meta>
</office:document-meta>
</file>